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Таблица1" style:family="table">
      <style:table-properties style:width="16cm" table:align="margins" style:may-break-between-rows="false" style:writing-mode="lr-tb"/>
    </style:style>
    <style:style style:name="Таблица1.A" style:family="table-column">
      <style:table-column-properties style:column-width="16cm" style:rel-column-width="65535*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style:font-size-complex="12pt"/>
    </style:style>
    <style:style style:name="P4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</style:style>
    <style:style style:name="P5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</style:style>
    <style:style style:name="P6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7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  <style:text-properties fo:font-size="12pt" style:font-size-asian="12pt" style:font-size-complex="12pt"/>
    </style:style>
    <style:style style:name="P8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>
        <style:tab-stops>
          <style:tab-stop style:position="0.423cm"/>
        </style:tab-stops>
      </style:paragraph-properties>
      <style:text-properties fo:color="#00000a" fo:font-size="12pt" style:font-size-asian="12pt" style:font-size-complex="12pt"/>
    </style:style>
    <style:style style:name="P9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</style:style>
    <style:style style:name="P10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P11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00000a" fo:font-size="12pt" style:font-size-asian="12pt" style:font-size-complex="12pt"/>
    </style:style>
    <style:style style:name="T4" style:family="text">
      <style:text-properties fo:color="#000000" fo:font-size="12pt" fo:language="en" fo:country="US" style:font-size-asian="12pt" style:font-size-complex="12pt"/>
    </style:style>
    <style:style style:name="T5" style:family="text">
      <style:text-properties fo:color="#000000" fo:font-size="12pt" fo:language="en" fo:country="US" fo:font-style="italic" style:font-size-asian="12pt" style:font-style-asian="italic" style:font-size-complex="12pt" style:font-style-complex="normal"/>
    </style:style>
    <style:style style:name="T6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7" style:family="text">
      <style:text-properties fo:color="#000000" fo:font-size="12pt" style:font-size-asian="12pt" style:font-size-complex="12pt"/>
    </style:style>
    <style:style style:name="T8" style:family="text">
      <style:text-properties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ОТЧЕТ О РАССМОТРЕНИИ ОБРАЩЕНИЯ</text:p>
      <text:p text:style-name="P2"/>
      <text:p text:style-name="P4"><text:span text:style-name="T1">ООО «Ваан» в лице генерального директора Тарханова В.О., действующего на основании Устава, далее именуемое «Общество», в соответствии с п. 9 Договора об использовании онлайн сервиса «Безопасная сделка» с аккредитивной формой расчетов № </text:span><text:span text:style-name="T2">{$sbr_num}</text:span><text:span text:style-name="T1"> от </text:span><text:span text:style-name="T4">{$date_sbr}</text:span><text:span text:style-name="T7"> г., </text:span><text:span text:style-name="T1">заключенного между </text:span><text:span text:style-name="T6">{$ffio}</text:span><text:span text:style-name="T1"> (далее — Исполнитель), </text:span><text:span text:style-name="T6">{$efio}</text:span><text:span text:style-name="T1"> (далее — Заказчик), Обществом и ОАО «ПСКБ» (далее — Банк), (далее — Договор) подготовило настоящий отчет о нижеследующем.</text:span></text:p>
      <text:p text:style-name="P6"/>
      <text:p text:style-name="_24_is_5f_arb_5f_vaan">Общество в соответствии с п. 8.6. Договора по собственной инициативе обратилось к Заказчику и Исполнителю для выяснения ситуации в связи с передачей и приемкой Работы и наличием у Заказчика и Исполнителя оснований для обращения к Обществу в порядке, предусмотренном п. 9 Договора в результате этого Обществом было установлено следующее. </text:p>
      <text:p text:style-name="_24_is_5f_not_5f_arb_5f_vaan"><text:span text:style-name="T6">{$user_arb}</text:span><text:span text:style-name="T1"> обратился к Обществу в порядке п. 9 Договора на основании: </text:span></text:p>
      <text:p text:style-name="_24_is_5f_not_5f_arb_5f_vaan">пункта 9.1.1 Договора: возникновение между Заказчиком и Исполнителем разногласий для целей проведения Обществом независимого анализа соответствия выполненной и переданной Заказчику Работы Соглашению и Техническому заданию; </text:p>
      <text:p text:style-name="_24_is_5f_arb_5f_emp"><text:tab/>и</text:p>
      <text:p text:style-name="_24_is_5f_arb_5f_emp"><text:tab/>пункта 8.3 Договора: В случае наличия претензий со стороны Заказчика в отношении несоответствия выполненной Работы Соглашению и Техническому заданию, Заказчик может обратиться к Обществу в порядке и сроки, предусмотренные п. 9 Договора.</text:p>
      <text:p text:style-name="_24_is_5f_arb_5f_frl"><text:tab/>и</text:p>
      <text:p text:style-name="_24_is_5f_arb_5f_frl"><text:tab/>пункта 8.5 Договора: В случае невыполнения Заказчиком п. 8.3 Договора [<text:bookmark-start text:name="_Ref334023908"/>Не позднее чем в течение 2 (двух) рабочих дней с момента передачи Исполнителем результата Работы Заказчик обязуется рассмотреть результат Работы и сообщить Исполнителю при помощи программно-технических средств Сайта о надлежащем выполнении Работы Исполнителем и сдаче результата такой Работы Исполнителем (нажатие на Защищенных страницах Сайта кнопки «Принять работу»).<text:bookmark-end text:name="_Ref334023908"/>] Исполнитель обязуется незамедлительно обратиться к Обществу в порядке, предусмотренном п. 9 Договора.</text:p>
      <text:p text:style-name="_24_is_5f_not_5f_arb_5f_vaan"/>
      <text:p text:style-name="_24_is_5f_not_5f_arb_5f_vaan">Общество рассмотрело данное обращение в соответствии с п. 9 Договора и установило следующее. </text:p>
      <text:p text:style-name="P6"/>
      <text:p text:style-name="P5"><text:span text:style-name="T1">Между Заказчиком и Исполнителем заключено Соглашение о выполнении работы и/или оказании услуги с использованием онлайн сервиса «Безопасная сделка» при аккредитивной форме расчетов № </text:span><text:span text:style-name="T2">{$sbr_num}</text:span><text:span text:style-name="T1"> от </text:span><text:span text:style-name="T4">{$date_sbr}</text:span><text:span text:style-name="T7"> г.,</text:span><text:span text:style-name="T3"> а также между </text:span><text:span text:style-name="T1">Заказчиком и Исполнителем и Обществом заключен Договор</text:span><text:span text:style-name="T3">. </text:span></text:p>
      <text:p text:style-name="P8">В соответствии с условиями Соглашения и Договора между Заказчиком и Исполнителем было согласовано Техническое задание. На основании Технического задания Исполнитель обязался выполнить:</text:p>
      <text:p text:style-name="P10">{$tz_descr}</text:p>
      <text:p text:style-name="P9"><text:span text:style-name="T1">в срок </text:span><text:span text:style-name="T6">{$work_time}</text:span></text:p>
      <text:p text:style-name="P9"><text:span text:style-name="T1">за </text:span><text:span text:style-name="T2">{$work_cost}</text:span></text:p>
      <text:p text:style-name="P6"/>
      <text:p text:style-name="P7">В соответствии с п. 9.5 Договора Общество предприняло все зависящее от него, чтобы связаться с Заказчиком и Исполнителем, выяснить, какие разногласия относительно Работы имеются между ними, и предприняло на свое усмотрение меры по мирному досудебному урегулированию спора. В результате Заказчик с Исполнителем достигли соглашения о том, что:</text:p>
      <text:p text:style-name="P5"><text:soft-page-break/><text:span text:style-name="T1"><text:s/>Заказчику должна быть возвращена сумма в размере составляет </text:span><text:span text:style-name="T6">{$sum_emp}</text:span><text:span text:style-name="T5">.</text:span></text:p>
      <text:p text:style-name="P7"/>
      <text:p text:style-name="P7">Во избежание сомнений, Общество не несет ответственности в отношении условий указанного выше соглашения, достигнутого между Заказчиком и Исполнителем, поскольку, составив настоящий отчет, в соответствии с п. 9.5.<text:span text:style-name="T8">2</text:span> Договора Общество лишь осуществило техническое оформления соглашения, к которому пришли Заказчик и Исполнитель, в форме единого документа для целей его последующего использования Заказчиком и Исполнителем для реализации их прав и обязанностей в соответствии с Договором.</text:p>
      <text:p text:style-name="P5"><text:span text:style-name="T1">В соответствии с п. 9.13 Договора Заказчик и Исполнитель дали свое согласие на то, что настоящий отчет является достаточным документом для Банка для произведения Банком закрытия аккредитива и возврата Заказчику денежных средств в размере </text:span><text:span text:style-name="T2">{$sum_emp}</text:span><text:span text:style-name="T1"> в соответствии с условиями Договора. Настоящий отчет в соответствии с п. 7.2 Договора рассматривается в качестве заявления Исполнителя об отказе от использования аккредитива на указанную сумму.</text:span>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6">Все термины в настоящем отчете используются в соответствии с тем, как они определены в Договоре.</text:p>
          </table:table-cell>
        </table:table-row>
        <table:table-row>
          <table:table-cell table:style-name="Таблица1.A1" office:value-type="string">
            <text:p text:style-name="P3"/>
          </table:table-cell>
        </table:table-row>
        <table:table-row>
          <table:table-cell table:style-name="Таблица1.A1" office:value-type="string">
            <text:p text:style-name="P3"><text:bookmark text:name="_GoBack"/></text:p>
          </table:table-cell>
        </table:table-row>
        <table:table-row>
          <table:table-cell table:style-name="Таблица1.A1" office:value-type="string">
            <text:p text:style-name="P3">Генеральный директор ООО «Ваан» <text:s text:c="38"/>/Тарханов В.О./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left="1.251cm" fo:margin-right="0cm" fo:line-height="150%" fo:text-align="justify" style:justify-single-word="false" fo:hyphenation-ladder-count="no-limit" fo:text-indent="1.251cm" style:auto-text-indent="false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en" style:country-asian="US" style:font-name-complex="Calibr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cm" fo:line-height="100%" fo:orphans="2" fo:widows="2" fo:text-indent="1.251cm" style:auto-text-indent="false" style:writing-mode="lr-tb"/>
      <style:text-properties style:use-window-font-color="true"/>
    </style:style>
    <style:style style:name="Heading" style:family="paragraph" style:parent-style-name="Стиль_20_Заголовков" style:next-style-name="Text_20_body" style:default-outline-level="" style:class="text">
      <style:paragraph-properties fo:margin-top="0.423cm" fo:margin-bottom="0.212cm" fo:text-align="center" style:justify-single-word="false" fo:keep-with-next="always"/>
      <style:text-properties fo:text-transform="uppercase"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Стиль_20_Заголовков" style:display-name="Стиль Заголовков" style:family="paragraph" style:parent-style-name="Standard" style:default-outline-level="">
      <style:text-properties fo:font-weight="bold" style:font-weight-asian="bold"/>
    </style:style>
    <style:style style:name="Нумерованные_20_списки" style:display-name="Нумерованные списки" style:family="paragraph" style:default-outline-level="">
      <style:paragraph-properties fo:orphans="2" fo:widows="2" style:writing-mode="lr-tb"/>
      <style:text-properties style:use-window-font-color="true"/>
    </style:style>
    <style:style style:name="Не_20_нумерованные_20_списки" style:display-name="Не нумерованные списки" style:family="paragraph" style:parent-style-name="Heading" style:default-outline-level="">
      <style:text-properties fo:font-weight="normal" style:font-weight-asian="normal"/>
    </style:style>
    <style:style style:name="_31_.Заголовок" style:display-name="1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2_.Нумерованные_20_списки" style:display-name="2.Нумерованные списки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3_.Не_20_нумерованные_20_списки" style:display-name="3.Не нумерованные списки" style:family="paragraph" style:parent-style-name="_31_.Заголовок" style:default-outline-level="">
      <style:text-properties fo:font-weight="normal" style:font-weight-asian="normal"/>
    </style:style>
    <style:style style:name="_33_._20_Нумерованные_20_списки" style:display-name="3. Нумерованные списки" style:family="paragraph" style:parent-style-name="_32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4_._20_Нумерованный" style:display-name="4. Нумерованный" style:family="paragraph" style:parent-style-name="_33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_33_.Заголовок" style:display-name="3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4_.Нумерованные_20_списки" style:display-name="4.Нумерованные списки" style:family="paragraph" style:default-outline-level="">
      <style:paragraph-properties fo:margin="100%" fo:margin-left="0cm" fo:margin-right="0cm" fo:margin-top="0cm" fo:margin-bottom="0cm" fo:line-height="100%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5_._20_Нумерованные_20_списки" style:display-name="5. Нумерованные списки" style:family="paragraph" style:parent-style-name="_34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6_._20_Нумерованный" style:display-name="6. Нумерованный" style:family="paragraph" style:parent-style-name="_35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_32_.Заголовок_20_обычный" style:display-name="2.Заголовок обычный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_33_.Заголовок_20_нумерованный" style:display-name="3.Заголовок нумерованный" style:family="paragraph" style:parent-style-name="Стиль_20_Заголовков">
      <style:paragraph-properties fo:text-align="center" style:justify-single-word="false"/>
      <style:text-properties fo:text-transform="uppercase"/>
    </style:style>
    <style:style style:name="_34_.Нумерованные_20_списки_20_уровен_20_2" style:display-name="4.Нумерованные списки уровен 2" style:family="paragraph">
      <style:paragraph-properties fo:line-height="100%" fo:orphans="2" fo:widows="2" style:writing-mode="lr-tb"/>
      <style:text-properties style:use-window-font-color="true" fo:font-weight="bold" style:font-weight-asian="bold"/>
    </style:style>
    <style:style style:name="_35_.Нумерованные_20_списки_20_уровен_20_3" style:display-name="5.Нумерованные списки уровен 3" style:family="paragraph" style:parent-style-name="_34_.Нумерованные_20_списки_20_уровен_20_2">
      <style:text-properties fo:text-transform="uppercase" style:text-underline-style="solid" style:text-underline-width="auto" style:text-underline-color="font-color"/>
    </style:style>
    <style:style style:name="_36_.Нумерованные_20_списки_20_уровен_20_4" style:display-name="6.Нумерованные списки уровен 4" style:family="paragraph" style:parent-style-name="_35_.Нумерованные_20_списки_20_уровен_20_3" style:default-outline-level="1">
      <style:text-properties fo:font-variant="normal" fo:text-transform="none" fo:language="en" fo:country="US" fo:font-style="italic" style:text-underline-style="none" style:font-style-asian="italic"/>
    </style:style>
    <style:style style:name="_32_.Заголовок" style:display-name="2.Заголовок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Свободная_20_форма_20_B" style:display-name="Свободная форма B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fo:font-size="10pt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="100%" fo:margin-left="0cm" fo:margin-right="0cm" fo:margin-top="0cm" fo:margin-bottom="0cm" fo:text-align="start" style:justify-single-word="false" fo:hyphenation-ladder-count="no-limit" fo:text-indent="0cm" style:auto-text-indent="false"/>
      <style:text-properties fo:color="#000000" fo:font-size="10pt" fo:language="en" fo:country="US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Обычный1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style:font-name="Lucida Grande" style:font-name-asian="ヒラギノ角ゴ Pro W3" style:language-asian="ar" style:country-asian="SA" style:font-size-complex="10pt" fo:hyphenate="false" fo:hyphenation-remain-char-count="2" fo:hyphenation-push-char-count="2"/>
    </style:style>
    <style:style style:name="_24_is_5f_arb_5f_frl" style:display-name="$is_arb_frl" style:family="paragraph" style:parent-style-name="Свободная_20_форма_20_B" style:class="text">
      <style:text-properties fo:font-size="12pt" style:font-size-asian="12pt" style:font-size-complex="12pt"/>
    </style:style>
    <style:style style:name="_24_is_5f_arb_5f_emp" style:display-name="$is_arb_emp" style:family="paragraph" style:parent-style-name="Свободная_20_форма_20_B" style:class="text"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24_is_5f_not_5f_arb_5f_vaan" style:display-name="$is_not_arb_vaan" style:family="paragraph" style:parent-style-name="Свободная_20_форма_20_B" style:class="text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_24_is_5f_arb_5f_vaan" style:display-name="$is_arb_vaan" style:family="paragraph" style:parent-style-name="Text_20_body" style:class="text">
      <style:paragraph-properties fo:margin-top="0cm" fo:margin-bottom="0cm"/>
    </style:style>
    <style:style style:name="Default_20_Paragraph_20_Font" style:display-name="Default Paragraph Font" style:family="text"/>
    <style:style style:name="_31_.Заголовок_20_Знак" style:display-name="1.Заголовок Знак" style:family="text" style:parent-style-name="Default_20_Paragraph_20_Font">
      <style:text-properties fo:text-transform="uppercase" fo:font-weight="bold" style:font-weight-asian="bold"/>
    </style:style>
    <style:style style:name="_33_._20_Нумерованные_20_списки_20_Знак" style:display-name="3. Нумерованные списки Знак" style:family="text" style:parent-style-name="_31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pt" style:font-size-asian="10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0pt" style:font-size-asian="10pt"/>
    </style:style>
    <style:style style:name="_33_.Заголовок_20_Знак" style:display-name="3.Заголовок Знак" style:family="text" style:parent-style-name="Default_20_Paragraph_20_Font">
      <style:text-properties fo:text-transform="uppercase" fo:font-weight="bold" style:font-weight-asian="bold"/>
    </style:style>
    <style:style style:name="_35_._20_Нумерованные_20_списки_20_Знак" style:display-name="5. Нумерованные списки Знак" style:family="text" style:parent-style-name="_33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_33_.Заголовок_20_нумерованный_20_Знак" style:display-name="3.Заголовок нумерованный Знак" style:family="text" style:parent-style-name="Default_20_Paragraph_20_Font">
      <style:text-properties fo:text-transform="uppercase" fo:font-weight="bold" style:font-weight-asian="bold"/>
    </style:style>
    <style:style style:name="_35_.Нумерованные_20_списки_20_уровен_20_3_20_Знак" style:display-name="5.Нумерованные списки уровен 3 Знак" style:family="text" style:parent-style-name="_33_.Заголовок_20_нумерованный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color="#000000" fo:font-size="10pt" fo:language="en" fo:country="US" style:font-name-asian="ヒラギノ角ゴ Pro W3" style:font-size-asian="10pt" style:language-asian="ar" style:country-asian="SA" style:font-size-complex="10pt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text-transform="uppercase" fo:color="#00000a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style:style style:name="ListLabel_20_3" style:display-name="ListLabel 3" style:family="text">
      <style:text-properties fo:font-variant="normal" fo:text-transform="none" fo:color="#000000" style:text-line-through-style="solid" style:text-line-through-type="double" style:text-position="0% 100%" fo:font-size="12pt" fo:font-style="normal" fo:font-weight="bold" style:font-size-asian="12pt" style:font-style-asian="normal" style:font-weight-asian="bold" text:display="true"/>
    </style:style>
    <style:style style:name="ListLabel_20_4" style:display-name="ListLabel 4" style:family="text">
      <style:text-properties fo:font-variant="normal" fo:text-transform="none" fo:color="#00000a" style:text-line-through-style="solid" style:text-line-through-type="doubl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text:display="true"/>
    </style:style>
    <style:style style:name="ListLabel_20_5" style:display-name="ListLabel 5" style:family="text">
      <style:text-properties fo:font-variant="normal" fo:text-transform="none" fo:color="#000000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text:outline-style style:name="Outline">
      <text:outline-level-style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5.00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4" style:num-suffix=".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" style:num-suffix=".1.1.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dkikh Darya</meta:initial-creator>
    <meta:editing-cycles>20</meta:editing-cycles>
    <meta:print-date>2012-09-07T17:19:00</meta:print-date>
    <meta:creation-date>2012-09-08T09:03:00</meta:creation-date>
    <dc:date>2013-08-06T18:38:46.05</dc:date>
    <meta:editing-duration>PT26M27S</meta:editing-duration>
    <meta:generator>OpenOffice.org/3.4.1$Win32 OpenOffice.org_project/341m1$Build-9593</meta:generator>
    <meta:document-statistic meta:table-count="1" meta:image-count="0" meta:object-count="0" meta:page-count="2" meta:paragraph-count="22" meta:word-count="532" meta:character-count="401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